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Cost (USD)</text:p>
          </table:table-cell>
          <table:table-cell table:style-name="Default" office:value-type="string" calcext:value-type="string">
            <text:p>Cost (GBP)</text:p>
          </table:table-cell>
          <table:table-cell office:value-type="string" calcext:value-type="string">
            <text:p>Cost (each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.95" calcext:value-type="float">
            <text:p>114.95</text:p>
          </table:table-cell>
          <table:table-cell table:formula="of:=[.B2]*0.77" office:value-type="currency" office:currency="GBP" office:value="88.5115" calcext:value-type="currency">
            <text:p>£88.51</text:p>
          </table:table-cell>
          <table:table-cell table:style-name="ce2" table:formula="of:=[.C2]/[.A2]" office:value-type="currency" office:currency="GBP" office:value="17.7023" calcext:value-type="currency">
            <text:p>£17.7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6.7" calcext:value-type="float">
            <text:p>146.7</text:p>
          </table:table-cell>
          <table:table-cell table:style-name="ce3" table:formula="of:=[.B3]*0.77" office:value-type="currency" office:currency="GBP" office:value="112.959" calcext:value-type="currency">
            <text:p>£112.96</text:p>
          </table:table-cell>
          <table:table-cell table:style-name="ce3" table:formula="of:=[.C3]/[.A3]" office:value-type="currency" office:currency="GBP" office:value="11.2959" calcext:value-type="currency">
            <text:p>£11.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8.3" calcext:value-type="float">
            <text:p>188.3</text:p>
          </table:table-cell>
          <table:table-cell table:formula="of:=[.B4]*0.77" office:value-type="currency" office:currency="GBP" office:value="144.991" calcext:value-type="currency">
            <text:p>£144.99</text:p>
          </table:table-cell>
          <table:table-cell table:style-name="ce2" table:formula="of:=[.C4]/[.A4]" office:value-type="currency" office:currency="GBP" office:value="9.66606666666667" calcext:value-type="currency">
            <text:p>£9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.43" calcext:value-type="float">
            <text:p>224.43</text:p>
          </table:table-cell>
          <table:table-cell table:formula="of:=[.B5]*0.77" office:value-type="currency" office:currency="GBP" office:value="172.8111" calcext:value-type="currency">
            <text:p>£172.81</text:p>
          </table:table-cell>
          <table:table-cell table:style-name="ce2" table:formula="of:=[.C5]/[.A5]" office:value-type="currency" office:currency="GBP" office:value="8.640555" calcext:value-type="currency">
            <text:p>£8.64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3T20:45:23.269712745</meta:creation-date>
    <dc:date>2019-11-03T21:34:50.256670865</dc:date>
    <meta:editing-duration>PT39M16S</meta:editing-duration>
    <meta:editing-cycles>1</meta:editing-cycles>
    <meta:document-statistic meta:table-count="1" meta:cell-count="20" meta:object-count="0"/>
    <meta:generator>LibreOffice/6.3.2.2$Linux_X86_64 LibreOffice_project/30$Build-2</meta:generator>
  </office:meta>
</office:document-meta>
</file>